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860" officeooo:paragraph-rsid="0008f860"/>
    </style:style>
    <style:style style:name="P2" style:family="paragraph" style:parent-style-name="Standard">
      <style:text-properties officeooo:rsid="0008f860" officeooo:paragraph-rsid="001f249d"/>
    </style:style>
    <style:style style:name="P3" style:family="paragraph" style:parent-style-name="Standard">
      <style:text-properties officeooo:rsid="000ae3ad" officeooo:paragraph-rsid="000ae3ad"/>
    </style:style>
    <style:style style:name="P4" style:family="paragraph" style:parent-style-name="Standard">
      <style:text-properties officeooo:rsid="000ae3ad" officeooo:paragraph-rsid="0010c4a9"/>
    </style:style>
    <style:style style:name="P5" style:family="paragraph" style:parent-style-name="Standard">
      <style:text-properties officeooo:rsid="000e3434" officeooo:paragraph-rsid="000f725f"/>
    </style:style>
    <style:style style:name="P6" style:family="paragraph" style:parent-style-name="Standard">
      <style:text-properties officeooo:rsid="000e3434" officeooo:paragraph-rsid="0011092d"/>
    </style:style>
    <style:style style:name="P7" style:family="paragraph" style:parent-style-name="Standard">
      <style:text-properties officeooo:rsid="0012caf1" officeooo:paragraph-rsid="0012caf1"/>
    </style:style>
    <style:style style:name="P8" style:family="paragraph" style:parent-style-name="Standard">
      <style:text-properties officeooo:rsid="0012caf1" officeooo:paragraph-rsid="001f249d"/>
    </style:style>
    <style:style style:name="P9" style:family="paragraph" style:parent-style-name="Standard">
      <style:text-properties officeooo:rsid="001419de" officeooo:paragraph-rsid="0008f860"/>
    </style:style>
    <style:style style:name="P10" style:family="paragraph" style:parent-style-name="Standard">
      <style:text-properties officeooo:rsid="001419de" officeooo:paragraph-rsid="001419de"/>
    </style:style>
    <style:style style:name="P11" style:family="paragraph" style:parent-style-name="Standard">
      <style:text-properties officeooo:rsid="0014aa2d" officeooo:paragraph-rsid="0014aa2d"/>
    </style:style>
    <style:style style:name="P12" style:family="paragraph" style:parent-style-name="Standard">
      <style:text-properties officeooo:rsid="0014aa2d" officeooo:paragraph-rsid="00159135"/>
    </style:style>
    <style:style style:name="P13" style:family="paragraph" style:parent-style-name="Standard">
      <style:text-properties officeooo:rsid="0014aa2d" officeooo:paragraph-rsid="001f249d"/>
    </style:style>
    <style:style style:name="P14" style:family="paragraph" style:parent-style-name="Standard">
      <style:text-properties officeooo:rsid="0018b970" officeooo:paragraph-rsid="0018b970"/>
    </style:style>
    <style:style style:name="P15" style:family="paragraph" style:parent-style-name="Standard">
      <style:text-properties officeooo:rsid="0018b970" officeooo:paragraph-rsid="001ee12b"/>
    </style:style>
    <style:style style:name="P16" style:family="paragraph" style:parent-style-name="Standard">
      <style:text-properties officeooo:rsid="0018b970" officeooo:paragraph-rsid="0022cf0b"/>
    </style:style>
    <style:style style:name="P17" style:family="paragraph" style:parent-style-name="Standard">
      <style:text-properties officeooo:rsid="001f249d" officeooo:paragraph-rsid="000f725f"/>
    </style:style>
    <style:style style:name="P18" style:family="paragraph" style:parent-style-name="Standard">
      <style:text-properties officeooo:rsid="001f249d" officeooo:paragraph-rsid="001f249d"/>
    </style:style>
    <style:style style:name="P19" style:family="paragraph" style:parent-style-name="Standard">
      <style:text-properties officeooo:paragraph-rsid="001f249d"/>
    </style:style>
    <style:style style:name="P20" style:family="paragraph" style:parent-style-name="Standard">
      <style:text-properties officeooo:rsid="0023b6a8" officeooo:paragraph-rsid="0023b6a8"/>
    </style:style>
    <style:style style:name="P21" style:family="paragraph" style:parent-style-name="Standard">
      <style:text-properties officeooo:paragraph-rsid="0023b6a8"/>
    </style:style>
    <style:style style:name="P22" style:family="paragraph" style:parent-style-name="Standard">
      <style:text-properties officeooo:rsid="00242b06" officeooo:paragraph-rsid="0023b6a8"/>
    </style:style>
    <style:style style:name="P23" style:family="paragraph" style:parent-style-name="Standard">
      <style:text-properties officeooo:rsid="00242b06" officeooo:paragraph-rsid="00242b06"/>
    </style:style>
    <style:style style:name="P24" style:family="paragraph" style:parent-style-name="Standard">
      <style:text-properties officeooo:rsid="00291385" officeooo:paragraph-rsid="00291385"/>
    </style:style>
    <style:style style:name="P25" style:family="paragraph" style:parent-style-name="Standard">
      <style:text-properties officeooo:rsid="002a4df6" officeooo:paragraph-rsid="002a4df6"/>
    </style:style>
    <style:style style:name="P26" style:family="paragraph" style:parent-style-name="Standard">
      <style:text-properties officeooo:rsid="002bc686" officeooo:paragraph-rsid="002bc686"/>
    </style:style>
    <style:style style:name="P27" style:family="paragraph" style:parent-style-name="Standard">
      <style:text-properties officeooo:rsid="002da936" officeooo:paragraph-rsid="002da936"/>
    </style:style>
    <style:style style:name="P28" style:family="paragraph" style:parent-style-name="Standard">
      <style:paragraph-properties fo:break-before="page"/>
      <style:text-properties style:font-name="Times New Roman" fo:font-size="22pt" fo:font-weight="bold" officeooo:rsid="0024fa82" officeooo:paragraph-rsid="0024fa82" style:font-size-asian="22pt" style:font-weight-asian="bold" style:font-size-complex="22pt" style:font-weight-complex="bold"/>
    </style:style>
    <style:style style:name="P29" style:family="paragraph" style:parent-style-name="Standard">
      <style:paragraph-properties fo:break-before="page"/>
      <style:text-properties style:font-name="Times New Roman" fo:font-size="22pt" fo:font-weight="bold" officeooo:rsid="002664b3" officeooo:paragraph-rsid="002664b3" style:font-size-asian="22pt" style:font-weight-asian="bold" style:font-size-complex="22pt" style:font-weight-complex="bold"/>
    </style:style>
    <style:style style:name="P30" style:family="paragraph" style:parent-style-name="Standard">
      <style:paragraph-properties fo:break-before="page"/>
      <style:text-properties style:font-name="Times New Roman" fo:font-size="22pt" fo:font-weight="bold" officeooo:rsid="0024fa82" officeooo:paragraph-rsid="0024fa82" style:font-size-asian="19.25pt" style:font-weight-asian="bold" style:font-size-complex="22pt" style:font-weight-complex="bold"/>
    </style:style>
    <style:style style:name="P31" style:family="paragraph" style:parent-style-name="Standard">
      <style:paragraph-properties fo:break-before="page"/>
      <style:text-properties officeooo:rsid="002da936" officeooo:paragraph-rsid="002da936"/>
    </style:style>
    <style:style style:name="T1" style:family="text">
      <style:text-properties officeooo:rsid="000c526f"/>
    </style:style>
    <style:style style:name="T2" style:family="text">
      <style:text-properties officeooo:rsid="000e3434"/>
    </style:style>
    <style:style style:name="T3" style:family="text">
      <style:text-properties officeooo:rsid="0010c4a9"/>
    </style:style>
    <style:style style:name="T4" style:family="text">
      <style:text-properties officeooo:rsid="0014aa2d"/>
    </style:style>
    <style:style style:name="T5" style:family="text">
      <style:text-properties officeooo:rsid="00159135"/>
    </style:style>
    <style:style style:name="T6" style:family="text">
      <style:text-properties officeooo:rsid="001a122a"/>
    </style:style>
    <style:style style:name="T7" style:family="text">
      <style:text-properties officeooo:rsid="001b890f"/>
    </style:style>
    <style:style style:name="T8" style:family="text">
      <style:text-properties officeooo:rsid="001d1940"/>
    </style:style>
    <style:style style:name="T9" style:family="text">
      <style:text-properties officeooo:rsid="00212039"/>
    </style:style>
    <style:style style:name="T10" style:family="text">
      <style:text-properties officeooo:rsid="0022c8a3"/>
    </style:style>
    <style:style style:name="T11" style:family="text">
      <style:text-properties officeooo:rsid="0023b6a8"/>
    </style:style>
    <style:style style:name="T12" style:family="text">
      <style:text-properties officeooo:rsid="00242b06"/>
    </style:style>
    <style:style style:name="T13" style:family="text">
      <style:text-properties officeooo:rsid="0024fa82"/>
    </style:style>
    <style:style style:name="T14" style:family="text">
      <style:text-properties officeooo:rsid="002a229e"/>
    </style:style>
    <style:style style:name="T15" style:family="text">
      <style:text-properties officeooo:rsid="002e15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devlopment in unity. GameProject Heap</text:p>
      <text:p text:style-name="P1"/>
      <text:p text:style-name="P1">Game inspired by: Hoard</text:p>
      <text:p text:style-name="P1"><text:a xlink:type="simple" xlink:href="https://store.steampowered.com/app/63000/HOARD/" text:style-name="Internet_20_link" text:visited-style-name="Visited_20_Internet_20_Link">https://store.steampowered.com/app/63000/HOARD/</text:a></text:p>
      <text:p text:style-name="P1"/>
      <text:p text:style-name="P1">Gameplatforms: Linux desktop. Later on windows 10 export.</text:p>
      <text:p text:style-name="P9"/>
      <text:p text:style-name="P10"/>
      <text:p text:style-name="P30">System requirements</text:p>
      <text:p text:style-name="P10">Note Sys req listed here is planed <text:span text:style-name="T4">requirements.</text:span></text:p>
      <text:p text:style-name="P10"/>
      <text:p text:style-name="P3">30 fps at lowest grapichal preset</text:p>
      <text:p text:style-name="P1">System requiments:</text:p>
      <text:p text:style-name="P3">OS: <text:span text:style-name="T3">F</text:span><text:span text:style-name="T2">ully uppdated</text:span> <text:span text:style-name="T1">U</text:span>buntu 1<text:span text:style-name="T2">8:04 LTS</text:span></text:p>
      <text:p text:style-name="P1">Min:</text:p>
      <text:p text:style-name="P1">CPU: Dualcore 4 Treaded cpu</text:p>
      <text:p text:style-name="P1">Ram: <text:span text:style-name="T3">4GB ram</text:span></text:p>
      <text:p text:style-name="P7">Gpu: Intel HD 515</text:p>
      <text:p text:style-name="P11">Gpu-API: OpenGL 3.3.</text:p>
      <text:p text:style-name="P14"><text:span text:style-name="T8">I</text:span>nterface: <text:span text:style-name="T6">2bt </text:span>Mouse <text:span text:style-name="T6">with scroll</text:span> and <text:span text:style-name="T6">regular </text:span><text:span text:style-name="T7">26key+</text:span> keyboard. Gamepad going to use ps4 controller</text:p>
      <text:p text:style-name="P1"/>
      <text:p text:style-name="P6">Note: os is assuming latest drivers inkluding proparitary drivers from Amd, Nvidia and intel. <text:span text:style-name="T3">RamAmmount is building on modern versions of Linux with gnome 3 desktop. RamAmmount could be lower if an clean lowspec Linux distro is used.</text:span></text:p>
      <text:p text:style-name="P1"/>
      <text:p text:style-name="P1">Recomended:</text:p>
      <text:p text:style-name="P4">OS: <text:span text:style-name="T3">Fully updated and latest version of Ubuntu LTS</text:span></text:p>
      <text:p text:style-name="P1">CPU: Quadcore cpu</text:p>
      <text:p text:style-name="P1">Ram: <text:span text:style-name="T3">4-8gb ram.</text:span></text:p>
      <text:p text:style-name="P7">Gpu: Intel HD 515</text:p>
      <text:p text:style-name="P12">Gpu-API: <text:span text:style-name="T5">Vulkan supported Gpu.</text:span></text:p>
      <text:p text:style-name="P15"><text:span text:style-name="T8">I</text:span>nterface: <text:span text:style-name="T6">2bt </text:span>Mouse <text:span text:style-name="T6">with scroll</text:span> and <text:span text:style-name="T6">regular </text:span><text:span text:style-name="T7">26key+</text:span> keyboard. Gamepad going to use ps4 controller</text:p>
      <text:p text:style-name="P1"/>
      <text:p text:style-name="P5">Note: os is assuming latest drivers inkluding proparitary drivers from Amd, Nvidia and intel. <text:span text:style-name="T3">RamAmmount is building on modern versions of Linux with gnome 3 desktop. RamAmmount could be lower if an clean lowspec Linux distro is used.</text:span></text:p>
      <text:p text:style-name="P17"/>
      <text:p text:style-name="P18">Planed sys reqiument for windows.</text:p>
      <text:p text:style-name="P18">Min:</text:p>
      <text:p text:style-name="P18">OS: Windows 10</text:p>
      <text:p text:style-name="P2">CPU: Quadcore cpu</text:p>
      <text:p text:style-name="P2">Ram: <text:span text:style-name="T3">4-8gb ram.</text:span></text:p>
      <text:p text:style-name="P8">Gpu: Intel HD 515</text:p>
      <text:p text:style-name="P19"><text:span text:style-name="T4">Gpu-API: </text:span><text:span text:style-name="T9">OpenGL 3.3</text:span><text:span text:style-name="T5"> supported Gpu.</text:span></text:p>
      <text:p text:style-name="P16"><text:span text:style-name="T8">I</text:span>nterface: <text:span text:style-name="T6">2bt </text:span>Mouse <text:span text:style-name="T6">with scroll</text:span> and <text:span text:style-name="T6">regular </text:span><text:span text:style-name="T7">26key+</text:span> keyboard. Gamepad going to use ps4 controller</text:p>
      <text:p text:style-name="P18"/>
      <text:p text:style-name="P18">Recommended:</text:p>
      <text:p text:style-name="P18">OS: Windows 10 <text:span text:style-name="T10">(Fall 2020)+</text:span></text:p>
      <text:p text:style-name="P2">CPU: Quadcore cpu</text:p>
      <text:p text:style-name="P2">Ram: <text:span text:style-name="T3">8gb ram.</text:span></text:p>
      <text:p text:style-name="P8">Gpu: Intel HD 515</text:p>
      <text:p text:style-name="P13">Gpu-API: <text:span text:style-name="T5">Vulkan supported Gpu.</text:span></text:p>
      <text:p text:style-name="P16"><text:span text:style-name="T8">I</text:span>nterface: <text:span text:style-name="T6">2bt </text:span>Mouse <text:span text:style-name="T6">with scroll</text:span> and <text:span text:style-name="T6">regular </text:span><text:span text:style-name="T7">26key+</text:span> keyboard. Gamepad going to use ps4 controller</text:p>
      <text:p text:style-name="P16"/>
      <text:p text:style-name="P20"><text:span text:style-name="T12">Requirement</text:span> on Software / Game:</text:p>
      <text:p text:style-name="P20"/>
      <text:p text:style-name="P20">Utilize at least 4 tread / cores at some degree.</text:p>
      <text:p text:style-name="P20"/>
      <text:p text:style-name="P20">Work on Ubuntu LTS 18.04+.</text:p>
      <text:p text:style-name="P20"><text:soft-page-break/></text:p>
      <text:p text:style-name="P20">interface shou<text:span text:style-name="T12">l</text:span>d be <text:span text:style-name="T12">independent</text:span> from rest of the project</text:p>
      <text:p text:style-name="P20"/>
      <text:p text:style-name="P21"><text:span text:style-name="T11">could be used with booth keyboard and mouse and </text:span><text:span text:style-name="T12">ps4 controller.</text:span></text:p>
      <text:p text:style-name="P22"/>
      <text:p text:style-name="P23">Eng and swe language should be implemented.</text:p>
      <text:p text:style-name="P23"/>
      <text:p text:style-name="P23">Meet the requirements of systemreq specified in that sektion.</text:p>
      <text:p text:style-name="P23"/>
      <text:p text:style-name="P23"/>
      <text:p text:style-name="P29">GameSpecifik Function and planed features</text:p>
      <text:p text:style-name="P23">Specified game idea how it should look and what gameplay elements that's should be in.</text:p>
      <text:p text:style-name="P23"/>
      <text:p text:style-name="P23">GameplayElements:</text:p>
      <text:p text:style-name="P23"/>
      <text:p text:style-name="P23">Control a dragon starting in the middle</text:p>
      <text:p text:style-name="P23"/>
      <text:p text:style-name="P23">Have a dragon den in the middle</text:p>
      <text:p text:style-name="P23"/>
      <text:p text:style-name="P23">DragonDen can store gold and the primary site to load the “scored” gold.</text:p>
      <text:p text:style-name="P23"/>
      <text:p text:style-name="P23">Dragon have a limited storage to keep gold</text:p>
      <text:p text:style-name="P23"/>
      <text:p text:style-name="P23">Dragon can be upgraded (Amount of gold that it can hold, fire damage it can deal.)</text:p>
      <text:p text:style-name="P23"/>
      <text:p text:style-name="P23">Dragon can burn down building and medieval transport of gold running around on map.</text:p>
      <text:p text:style-name="P23"/>
      <text:p text:style-name="P23">Several maps should exist.</text:p>
      <text:p text:style-name="P23"/>
      <text:p text:style-name="P23">Maps should be <text:span text:style-name="T13">relatively</text:span> easy to implement later on after game is done.</text:p>
      <text:p text:style-name="P23"/>
      <text:p text:style-name="P23">Wagons with gold should be running around.</text:p>
      <text:p text:style-name="P23"/>
      <text:p text:style-name="P24">Basic 2d <text:span text:style-name="T14">graphics</text:span> at start.</text:p>
      <text:p text:style-name="P23"/>
      <text:p text:style-name="P24">Futures ideas:</text:p>
      <text:p text:style-name="P24">Multiplayer with 4 Players.</text:p>
      <text:p text:style-name="P24">Have Highly deataild 3d animated graphics.</text:p>
      <text:p text:style-name="P28">Game Licens</text:p>
      <text:p text:style-name="P25">Licens holder: Joachim Johnson</text:p>
      <text:p text:style-name="P25"/>
      <text:p text:style-name="P26">Gnu general public licens 3.0</text:p>
      <text:p text:style-name="P31">Credits:</text:p>
      <text:p text:style-name="P27">Owner: Joachim Johnson</text:p>
      <text:p text:style-name="P27">Devloper: Joachim Johnon</text:p>
      <text:p text:style-name="P27">Graphics: Not implemented yet. <text:span text:style-name="T15">(planed to use public domain 2d graphics).</text:span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23:27:11.051202599</meta:creation-date>
    <dc:date>2021-02-20T00:28:48.691733344</dc:date>
    <meta:editing-duration>PT1H1M22S</meta:editing-duration>
    <meta:editing-cycles>34</meta:editing-cycles>
    <meta:generator>LibreOffice/6.4.6.2$Linux_X86_64 LibreOffice_project/40$Build-2</meta:generator>
    <meta:document-statistic meta:table-count="0" meta:image-count="0" meta:object-count="0" meta:page-count="6" meta:paragraph-count="69" meta:word-count="474" meta:character-count="2915" meta:non-whitespace-character-count="2510"/>
  </office:meta>
</office:document-meta>
</file>